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Liberation Serif1" svg:font-family="'Liberation Serif'" style:font-family-generic="roman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text-align="center" style:justify-single-word="false"/>
      <style:text-properties fo:font-size="14pt" fo:font-weight="bold" style:font-size-asian="14pt" style:font-size-complex="14pt"/>
    </style:style>
    <style:style style:name="P9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.2898in" fo:margin-right="0in" fo:text-align="justify" style:justify-single-word="false" fo:text-indent="0in" style:auto-text-indent="false"/>
      <style:text-properties style:font-name="monospace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Standard" style:list-style-name="L2">
      <style:paragraph-properties fo:margin-left="0.2898in" fo:margin-right="0in" fo:text-align="justify" style:justify-single-word="false" fo:text-indent="0in" style:auto-text-indent="false"/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monospace" fo:font-size="10pt" style:font-size-asian="10pt" style:font-size-complex="10pt"/>
    </style:style>
    <style:style style:name="T3" style:family="text">
      <style:text-properties style:font-name="monospace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C823 – Laboratório de Redes – Segundo semestre – 2009</text:p>
      <text:p text:style-name="P8">Professor Nelson Fonseca</text:p>
      <text:p text:style-name="P8">Atividade 4</text:p>
      <text:p text:style-name="P1"/>
      <text:p text:style-name="P2">Rafael Fonseca dos Santos<text:tab/>RA: 072146</text:p>
      <text:p text:style-name="P3"><text:span text:style-name="T1">Gustavo Serra Scalet <text:tab/><text:tab/>RA: </text:span>061358</text:p>
      <text:p text:style-name="P1"/>
      <text:p text:style-name="P1"/>
      <text:p text:style-name="P1">Detalhes de implementação do cliente usando <text:span text:style-name="T3">select</text:span>:</text:p>
      <text:p text:style-name="P6"/>
      <text:p text:style-name="P7">Nesse laboratório utilizamos os conceitos sobre multiplexação de I/O aprendidos na aula 06. Sendo assim foi utilizado a função <text:span text:style-name="T2">select</text:span> para que atendêssemos o primeiro stream a ser disponível dentre os streams utilizados (no caso do cliente foram apenas utilizados 2 streams: o da entrada padrão e da leitura de dados devido ao socket com o servidor). </text:p>
      <text:p text:style-name="P7"/>
      <text:p text:style-name="P7">Para usar a função select é necessário dizer quais descritos de arquivos estarão sendo observados, para isso utilizamos o macro <text:span text:style-name="T2">FD_ZERO</text:span> para zerar a estrutura do tipo <text:span text:style-name="T2">fd_set</text:span> e <text:span text:style-name="T2">FD_SET</text:span> para incluirmos um stream para ser monitorado (no caso da entrada padrão e do socket da conexão). Após isso executaremos o <text:span text:style-name="T2">select</text:span> passando, além do maior descritor de arquivo + 1 e a estrutura fd_set criada pelas macros, um NULL para o argumento do apontador para uma estrutura do tipo <text:span text:style-name="T2">timeval</text:span> para que a espera não tenha timeout, ou seja, que o <text:span text:style-name="T2">select</text:span> apenas seja desbloqueado quando algum descritor de arquivo estiver pronto.</text:p>
      <text:p text:style-name="P7"/>
      <text:p text:style-name="P7">Após o desbloqueio de <text:span text:style-name="T2">select</text:span> é verificado qual(is) descritor(es) de arquivo(s) estão pronto para leitura através do uso da macro <text:span text:style-name="T2">FD_ISSET</text:span>, sendo esses processados antes da próxima execução do <text:span text:style-name="T2">select</text:span>. Deste modo temos o menor bloqueio desejável com o maior throughput possível</text:p>
      <text:p text:style-name="P7"/>
      <text:p text:style-name="P7">A fim de sinalizar ao servidor que todos os dados foram enviados, executamos a chamada à função <text:span text:style-name="T2">shutdown</text:span> que envia um <text:span text:style-name="T2">FIN</text:span> para o servidor e removemos o <text:span text:style-name="T2">file descriptor</text:span> da entrada padrão de ser monitarado pelo <text:span text:style-name="T2">select</text:span>. Assim que receber todos os dados do servidor, o cliente fecha o socket com o servidor.</text:p>
      <text:p text:style-name="P7"/>
      <text:p text:style-name="P1">Questão:</text:p>
      <text:p text:style-name="P4"/>
      <text:p text:style-name="P4">2) Comparando o código implementado no passo 1 com o código original da atividade prática 2 em termos de melhor utilização da rede e, consequentemente, tempo de execução, há alguma vantagem em utilizar o código novo? Justifique.</text:p>
      <text:p text:style-name="P4"/>
      <text:p text:style-name="P5">Sim, há algumas vantagens. Se algum stream for o gargalo da conexão (com tempo substancialmente maior que os demais para acesso à interface de rede), todas as outras conexões do programa ficarão bloqueadas além do que deveriam devido ao I/O desse stream, pois a execução bloqueante implementada na atividade prática 2 faria uma topologia em anel para verificação de I/O entre os streams, fazendo todos os streams demorarem para serem atendidos caso um deles demore. Uma analogia a esse método seria uma fila de atendimento de uma padaria no qual cada cliente, ao ser atendido, não sai de lá sem o seu pedido realizado, logo se um cliente quiser um produto que não está feito, o atendente ficará atendendo esse cliente até que o produto esteja nas mãos do cliente, fazendo <text:soft-page-break/>todos os clientes (inclusive aqueles que desejam produtos disponíveis a pronta-entrega) esperarem.</text:p>
      <text:p text:style-name="P5"/>
      <text:p text:style-name="P5">Porém com a multiplexação implementada nessa atividade 4 isso não aconteceria pois assim que algum stream estiver disponível para I/O, ele o será tratado, não se mantendo em espera caso o processo esteja bloqueado devido a um outro stream. Utilizando a analogia anterior, esse método seria como se na padaria o cliente fosse atendido e logo após o atendente lhe dizesse “Ok, espere um momento que assim que o seu produto ficar pronto eu irei lhe chamar” e atendesse outro cliente. Sendo assim, ao ter o produto pedido por aquele cliente em mãos o atendente iria finalizar o atendimento com aquele cliente e continuar atendendo outros clientes/pedidos.</text:p>
      <text:p text:style-name="P5"/>
      <text:p text:style-name="P5">Em outras palavras há a maximização de streams sendo atendidos com multiplexação se comparado com o método bloqueante implementado na atividade 2.</text:p>
      <text:p text:style-name="P5"/>
      <text:p text:style-name="P5">Quanto ao tempo de execução dos dois clientes, obtivemos os seguintes resultados utilizando um arquivo texto de 4.7M e com 114150 linhas:</text:p>
      <text:p text:style-name="P5"/>
      <text:list xml:id="list161340362" text:style-name="L1">
        <text:list-item>
          <text:p text:style-name="P12">Cliente da atividade 4:</text:p>
          <text:p text:style-name="P12"/>
        </text:list-item>
      </text:list>
      <text:p text:style-name="P10">$: time ./bin/cliente 127.0.0.1 1125 &lt;bible12.txt &gt;out.txt</text:p>
      <text:p text:style-name="P10"/>
      <text:p text:style-name="P10">real<text:tab/>0m19.777s</text:p>
      <text:p text:style-name="P10">user<text:tab/>0m1.033s</text:p>
      <text:p text:style-name="P10">sys<text:tab/>0m7.210s</text:p>
      <text:p text:style-name="P10"/>
      <text:list xml:id="list92229468" text:style-name="L2">
        <text:list-item>
          <text:p text:style-name="P13">Cliente da atividade 2.1 (sem select):</text:p>
        </text:list-item>
      </text:list>
      <text:p text:style-name="P10"/>
      <text:p text:style-name="P10">$: time ./bin/cliente 127.0.0.1 1125 &lt;bible12.txt &gt;out.txt</text:p>
      <text:p text:style-name="P10"/>
      <text:p text:style-name="P10">real<text:tab/>0m15.868s</text:p>
      <text:p text:style-name="P10">user<text:tab/>0m0.710s</text:p>
      <text:p text:style-name="P10">sys<text:tab/>0m2.880s</text:p>
      <text:p text:style-name="P10"/>
      <text:p text:style-name="P11">Podemos ver que o cliente com <text:span text:style-name="T2">select</text:span> demora mais pra executar que o cliente sem <text:span text:style-name="T2">select</text:span>, o que consequentemente nos diz que o cliente da atividade 2.1 utiliza melhor os recursos de rede. Isso se deve ao overhead de tarefas administrativas para apenas 2 streams de dados introduzidos pelo uso do <text:span text:style-name="T2">select</text:span>. Além do mais, temos influência do modo de bufferização do cliente da atividade 4, visto que, para evitar problemas com <text:span text:style-name="T2">read</text:span>, <text:span text:style-name="T2">select</text:span> e <text:span text:style-name="T2">fgets</text:span> (<text:span text:style-name="T2">fgets</text:span> pode bufferizar mais que <text:span text:style-name="T2">read</text:span> e isso não é notado pelo <text:span text:style-name="T2">select</text:span>) escolhemos configurar manualmente o modo de bufferização da entrada padrão para bufferização por linh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Liberation Serif1" svg:font-family="'Liberation Serif'" style:font-family-generic="roman"/>
    <style:font-face style:name="monospace" svg:font-family="monospace" style:font-pitch="fixed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Numbering_20_Symbols" style:display-name="Numbering Symbols" style:family="text">
      <style:text-properties style:font-name="Courier New" fo:font-size="10pt" style:font-size-asian="10pt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Rafael Santos</meta:initial-creator>
    <meta:creation-date>2009-06-01T21:27:36</meta:creation-date>
    <dc:date>2009-11-23T23:11:19</dc:date>
    <meta:editing-cycles>58</meta:editing-cycles>
    <meta:editing-duration>PT29H15M53S</meta:editing-duration>
    <meta:document-statistic meta:table-count="0" meta:image-count="0" meta:object-count="0" meta:page-count="2" meta:paragraph-count="27" meta:word-count="763" meta:character-count="4663"/>
    <meta:user-defined meta:name="Info 1"/>
    <meta:user-defined meta:name="Info 2"/>
    <meta:user-defined meta:name="Info 3"/>
    <meta:user-defined meta:name="Info 4"/>
  </office:meta>
</office:document-meta>
</file>